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3a60" style:font-name-asian="OzHandicraft BT" style:font-size-asian="16pt" style:font-name-complex="OzHandicraft BT" style:font-size-complex="16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f6f5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d26fa" officeooo:paragraph-rsid="001d26fa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3a60" style:font-name-asian="OzHandicraft BT" style:font-size-asian="14pt" style:font-name-complex="OzHandicraft B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59a5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990e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3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221249" officeooo:paragraph-rsid="00221249" style:font-name-asian="OLIVEOIL" style:font-size-asian="12pt" style:font-weight-asian="bold" style:font-name-complex="OLIVEOIL" style:font-size-complex="12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22e098" officeooo:paragraph-rsid="0022e098" style:font-name-asian="OLIVEOIL" style:font-size-asian="12pt" style:font-weight-asian="bold" style:font-name-complex="OLIVEOIL" style:font-size-complex="12pt" style:font-weight-complex="bold"/>
    </style:style>
    <style:style style:name="P18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1ebad6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officeooo:rsid="00173a60"/>
    </style:style>
    <style:style style:name="T10" style:family="text">
      <style:text-properties officeooo:rsid="001759a5"/>
    </style:style>
    <style:style style:name="T11" style:family="text">
      <style:text-properties officeooo:rsid="0017f6f5"/>
    </style:style>
    <style:style style:name="T12" style:family="text">
      <style:text-properties officeooo:rsid="001c1e8b"/>
    </style:style>
    <style:style style:name="T13" style:family="text">
      <style:text-properties officeooo:rsid="001d26fa"/>
    </style:style>
    <style:style style:name="T14" style:family="text">
      <style:text-properties officeooo:rsid="001f6256"/>
    </style:style>
    <style:style style:name="T15" style:family="text">
      <style:text-properties officeooo:rsid="00202853"/>
    </style:style>
    <style:style style:name="T16" style:family="text">
      <style:text-properties officeooo:rsid="00227059"/>
    </style:style>
    <style:style style:name="T17" style:family="text">
      <style:text-properties officeooo:rsid="0022b82c"/>
    </style:style>
    <style:style style:name="T18" style:family="text">
      <style:text-properties officeooo:rsid="0022e098"/>
    </style:style>
    <style:style style:name="T19" style:family="text">
      <style:text-properties officeooo:rsid="00268583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2"/>
      <text:p text:style-name="P2"/>
      <text:p text:style-name="P2"/>
      <text:p text:style-name="P2"/>
      <text:p text:style-name="P12"/>
      <text:p text:style-name="P2"/>
      <text:p text:style-name="P2"/>
      <text:p text:style-name="P3"/>
      <text:p text:style-name="P4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3"/><text:span text:style-name="T12">Spicy Pnkn Ale</text:span> <text:s text:c="61"/></text:p>
      <text:p text:style-name="P4">Brew Date: <text:s text:c="69"/></text:p>
      <text:p text:style-name="P1"><text:span text:style-name="T4">Batch Size:</text:span><text:span text:style-name="T8"> 10 gal</text:span><text:span text:style-name="T4"><text:tab/><text:tab/><text:tab/></text:span></text:p>
      <text:p text:style-name="P1"><text:span text:style-name="T4">Target OG/◦P: </text:span><text:span text:style-name="T5">1.065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2" draw:style-name="gr1" draw:text-style-name="P18" svg:x1="1.543cm" svg:y1="0.624cm" svg:x2="1.622cm" svg:y2="6.577cm"><text:p/></draw:line><draw:line text:anchor-type="paragraph" draw:z-index="3" draw:style-name="gr1" draw:text-style-name="P18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7"><draw:line text:anchor-type="paragraph" draw:z-index="5" draw:style-name="gr1" draw:text-style-name="P18" svg:x1="7.497cm" svg:y1="0.564cm" svg:x2="7.576cm" svg:y2="4.004cm"><text:p/></draw:line>11.5 <text:s text:c="5"/># <text:s text:c="4"/>Pale</text:p>
      <text:p text:style-name="P7">10 <text:s text:c="8"/># <text:s text:c="4"/>ESB</text:p>
      <text:p text:style-name="P7">1 <text:s text:c="10"/># <text:s text:c="4"/>Wheat</text:p>
      <text:p text:style-name="P7">1 <text:s text:c="10"/># <text:s text:c="4"/>honey malt</text:p>
      <text:p text:style-name="P7">0.5 <text:s text:c="7"/># <text:s text:c="4"/>crystal 20L </text:p>
      <text:p text:style-name="P4"><text:s text:c="21"/><text:span text:style-name="T13">rice hulls</text:span></text:p>
      <text:p text:style-name="P4"/>
      <text:p text:style-name="P4"/>
      <text:p text:style-name="P4"/>
      <text:p text:style-name="P4"/>
      <text:p text:style-name="P4"/>
      <text:p text:style-name="P4"/>
      <text:p text:style-name="P4">Qt <text:s/>oz/g <text:s text:c="2"/>Hop/Seasoning <text:s text:c="14"/><text:span text:style-name="T11">Time:</text:span></text:p>
      <text:p text:style-name="P6"><draw:line text:anchor-type="paragraph" draw:z-index="4" draw:style-name="gr1" draw:text-style-name="P18" svg:x1="2.549cm" svg:y1="0.012cm" svg:x2="2.628cm" svg:y2="3.452cm"><text:p/></draw:line><text:s/><text:span text:style-name="T13">1uggles0-12 <text:s text:c="6"/>chilies</text:span></text:p>
      <text:p text:style-name="P7">40 <text:s text:c="4"/>g <text:s text:c="6"/>Fuggles</text:p>
      <text:p text:style-name="P7">45 <text:s text:c="4"/>g <text:s text:c="6"/>goldings </text:p>
      <text:p text:style-name="P6"/>
      <text:p text:style-name="P1"/>
      <text:p text:style-name="P1"/>
      <text:p text:style-name="P5"><text:s text:c="794"/></text:p>
      <text:p text:style-name="P5"/>
      <text:p text:style-name="P9">Stage <text:s text:c="13"/>Date <text:s text:c="17"/></text:p>
      <text:p text:style-name="P8">Primary:</text:p>
      <text:p text:style-name="P8">Racked:<text:tab/><text:tab/><text:tab/><text:tab/><text:tab/><text:tab/></text:p>
      <text:p text:style-name="P8">Bottled:<text:tab/><text:tab/><text:tab/><text:tab/><text:tab/><text:tab/></text:p>
      <text:p text:style-name="P8">Kegged:</text:p>
      <text:p text:style-name="P8">Re-Kegged:</text:p>
      <text:p text:style-name="P1"><text:span text:style-name="T7">Purged:</text:span><text:span text:style-name="T3"><text:tab/><text:tab/><text:tab/><text:tab/><text:tab/><text:tab/>Charged:</text:span></text:p>
      <text:p text:style-name="P8"/>
      <text:p text:style-name="P8"/>
      <text:p text:style-name="P8"><text:soft-page-break/></text:p>
      <text:p text:style-name="P8">Start Time:<text:span text:style-name="T14">6:40am</text:span></text:p>
      <text:p text:style-name="P8"><draw:frame draw:style-name="fr3" draw:name="Object2" text:anchor-type="paragraph" svg:x="9.606cm" svg:y="0.31cm" svg:width="11.211cm" svg:height="8.999cm" draw:z-index="6"><draw:object xlink:href="./Object 3" xlink:type="simple" xlink:show="embed" xlink:actuate="onLoad"/><draw:image xlink:href="./ObjectReplacements/Object 3" xlink:type="simple" xlink:show="embed" xlink:actuate="onLoad"/></draw:frame>Fill mash tun:<text:tab/><text:span text:style-name="T14">Sat</text:span></text:p>
      <text:p text:style-name="P8">Fill sparge kettle: <text:s/><text:span text:style-name="T14">Sat</text:span><text:tab/><text:tab/><text:tab/><text:tab/><text:tab/></text:p>
      <text:p text:style-name="P8">Fire burners: <text:span text:style-name="T14">6:40</text:span>am</text:p>
      <text:p text:style-name="P8">Heat Mash Tun : Target Temp: <text:span text:style-name="T9">66-68</text:span> <text:s text:c="4"/></text:p>
      <text:p text:style-name="P8"/>
      <text:p text:style-name="P8">Heat Sparge Kettle: Target Temp: <text:span text:style-name="T9">75</text:span></text:p>
      <text:p text:style-name="P8">Target Temp (Mash): <text:span text:style-name="T9">66-68</text:span></text:p>
      <text:p text:style-name="P8">Grind grain: <text:s text:c="3"/><text:span text:style-name="T14">7:05</text:span></text:p>
      <text:p text:style-name="P8">Strike Temp: <text:span text:style-name="T15">67.6</text:span></text:p>
      <text:p text:style-name="P8">Mash in: <text:span text:style-name="T15">8:10</text:span></text:p>
      <text:p text:style-name="P8">Temp: <text:span text:style-name="T15">64.6</text:span></text:p>
      <text:p text:style-name="P8">Mash: Duration: <text:s text:c="3"/><text:span text:style-name="T10">90 </text:span>minutes <text:s text:c="7"/></text:p>
      <text:p text:style-name="P8">Start: <text:s/><text:span text:style-name="T15">8:10</text:span> <text:s text:c="4"/>Finish: <text:s/><text:span text:style-name="T15">9:40</text:span></text:p>
      <text:p text:style-name="P8">Heat (to deactivate enzymes)<text:tab/><text:tab/></text:p>
      <text:p text:style-name="P10">Target Temp: <text:span text:style-name="T10">75.5</text:span> <text:s text:c="2"/></text:p>
      <text:p text:style-name="P10">Start: <text:s/><text:span text:style-name="T15">9:40</text:span> <text:s text:c="2"/>Finish: <text:s text:c="2"/><text:span text:style-name="T16">10:05</text:span></text:p>
      <text:p text:style-name="P8">Heat Sparge H20 (Target175◦) <text:s text:c="7"/></text:p>
      <text:p text:style-name="P8">Sparge: Start: <text:s text:c="2"/><text:span text:style-name="T16">10:15</text:span> <text:s/>Finish:<text:span text:style-name="T16">11:20</text:span></text:p>
      <text:p text:style-name="P8">Wort collected: <text:s text:c="2"/></text:p>
      <text:p text:style-name="P8">Boil : Burner On: <text:s/>? <text:s/>Rolling Boil: <text:s text:c="2"/><text:span text:style-name="T17">11:30 sugar break fin:11:40</text:span> </text:p>
      <text:p text:style-name="P11">Duration: 90 min <text:s/>Start: <text:span text:style-name="T17">11:40</text:span> <text:s text:c="4"/>Finish: <text:s text:c="2"/><text:span text:style-name="T17">1:10</text:span></text:p>
      <text:p text:style-name="P8">Hops <text:span text:style-name="T17">&amp; chilies </text:span>In: <text:s text:c="2"/><text:span text:style-name="T17">12:10</text:span> <text:s text:c="3"/>Hops In: <text:s/><text:span text:style-name="T18">12:55</text:span> <text:s text:c="2"/><text:span text:style-name="T9">Whirflock in:</text:span> <text:span text:style-name="T18">12:55</text:span> <text:s text:c="7"/></text:p>
      <text:p text:style-name="P8">Burner Off: <text:span text:style-name="T18">1:10</text:span></text:p>
      <text:p text:style-name="P8">Rest 15 min <text:s text:c="7"/></text:p>
      <text:p text:style-name="P8">Pump and chill: <text:s text:c="4"/>Start: <text:s text:c="3"/><text:span text:style-name="T18">1:25</text:span> <text:s text:c="2"/>Finish: <text:s text:c="5"/></text:p>
      <text:p text:style-name="P8">OG : <text:s text:c="2"/><text:span text:style-name="T19">1.0651:55</text:span></text:p>
      <text:p text:style-name="P8">Yeast: <text:span text:style-name="T19">mauribrew</text:span></text:p>
      <text:p text:style-name="P8">Irish Moss</text:p>
      <text:p text:style-name="P15">Notes:</text:p>
      <text:p text:style-name="P16">put pnkn and rice hulls in mash tun before reaching strike temp/experienced poor circulation</text:p>
      <text:p text:style-name="P16">gave up on enzyme deactivation</text:p>
      <text:p text:style-name="P17">wort not clear until near the end of the sparge</text:p>
      <text:p text:style-name="P17">sparge ring moves too much water/ need to plug some ho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14T13:56:45.497279709</dc:date>
    <meta:editing-duration>PT3H3M40S</meta:editing-duration>
    <meta:editing-cycles>22</meta:editing-cycles>
    <meta:printed-by>peter helmer</meta:printed-by>
    <meta:print-date>2017-10-22T18:33:16.50</meta:print-date>
    <meta:document-statistic meta:table-count="0" meta:image-count="0" meta:object-count="3" meta:page-count="2" meta:paragraph-count="57" meta:word-count="216" meta:character-count="2479" meta:non-whitespace-character-count="10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11cm" svg:height="8.999cm" xlink:href="." xlink:type="simple" chart:class="chart:line" chart:style-name="ch1">
        <chart:title svg:x="2.918cm" svg:y="0.315cm" chart:style-name="ch2">
          <text:p>Spicy Pnkn Ale Apr 14'19</text:p>
        </chart:title>
        <chart:legend chart:legend-position="end" svg:x="8.512cm" svg:y="3.693cm" style:legend-expansion="high" chart:style-name="ch3"/>
        <chart:plot-area chart:style-name="ch4" chart:data-source-has-labels="both" svg:x="0.675cm" svg:y="1.297cm" svg:width="8.285cm" svg:height="6.773cm">
          <chartooo:coordinate-region svg:x="1.537cm" svg:y="1.5cm" svg:width="7.423cm" svg:height="5.318cm"/>
          <chart:axis chart:dimension="x" chart:name="primary-x" chart:style-name="ch5" chartooo:axis-type="auto">
            <chartooo:date-scale/>
            <chart:title svg:x="4.474cm" svg:y="8.24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6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0.6">
                <text:p>70.6</text:p>
              </table:table-cell>
              <table:table-cell office:value-type="float" office:value="64.6">
                <text:p>64.6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.2">
                <text:p>69.2</text:p>
              </table:table-cell>
              <table:table-cell office:value-type="float" office:value="64.7">
                <text:p>64.7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.8">
                <text:p>70.8</text:p>
              </table:table-cell>
              <table:table-cell office:value-type="float" office:value="66">
                <text:p>66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.9">
                <text:p>70.9</text:p>
              </table:table-cell>
              <table:table-cell office:value-type="float" office:value="66.9">
                <text:p>66.9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4">
                <text:p>71.4</text:p>
              </table:table-cell>
              <table:table-cell office:value-type="float" office:value="67.6">
                <text:p>67.6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.4">
                <text:p>71.4</text:p>
              </table:table-cell>
              <table:table-cell office:value-type="float" office:value="67.9">
                <text:p>67.9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.3">
                <text:p>71.3</text:p>
              </table:table-cell>
              <table:table-cell office:value-type="float" office:value="66.8">
                <text:p>66.8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.5">
                <text:p>71.5</text:p>
              </table:table-cell>
              <table:table-cell office:value-type="float" office:value="68.1">
                <text:p>68.1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.5">
                <text:p>71.5</text:p>
              </table:table-cell>
              <table:table-cell office:value-type="float" office:value="68.2">
                <text:p>68.2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.6">
                <text:p>71.6</text:p>
              </table:table-cell>
              <table:table-cell office:value-type="float" office:value="67.3">
                <text:p>67.3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67.9">
                <text:p>67.9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